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aceb" officeooo:paragraph-rsid="0013aceb"/>
    </style:style>
    <style:style style:name="P2" style:family="paragraph" style:parent-style-name="Standard">
      <style:paragraph-properties fo:text-align="end" style:justify-single-word="false"/>
      <style:text-properties officeooo:rsid="0013aceb" officeooo:paragraph-rsid="0013ac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x Briggs<text:tab/></text:p>
      <text:p text:style-name="P2">16325 Deer Creek Way</text:p>
      <text:p text:style-name="P2">Meadow Vista, CA 95722</text:p>
      <text:p text:style-name="P2"/>
      <text:p text:style-name="P1">September 14 2017</text:p>
      <text:p text:style-name="P1"/>
      <text:p text:style-name="P1"/>
      <text:p text:style-name="P1">Dear Mr. De Lemos,</text:p>
      <text:p text:style-name="P1"/>
      <text:p text:style-name="P1"><text:tab/>Thank you for all of your help with getting my wood order for my Eagle Scout project. Without you, this project would not have gone as smoothly as it did. Your knowledge of the wood I selected was invaluable to the project, as well as the discount that made this project much more financially viable.</text:p>
      <text:p text:style-name="P1"/>
      <text:p text:style-name="P1">Sincerely,</text:p>
      <text:p text:style-name="P1"/>
      <text:p text:style-name="P1"/>
      <text:p text:style-name="P1">Max Brig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3:21:51.320573293</meta:creation-date>
    <dc:date>2017-09-15T13:30:20.852919144</dc:date>
    <meta:editing-duration>PT8M29S</meta:editing-duration>
    <meta:editing-cycles>2</meta:editing-cycles>
    <meta:generator>LibreOffice/5.4.1.2.0$Linux_X86_64 LibreOffice_project/40m0$Build-2</meta:generator>
    <meta:document-statistic meta:table-count="0" meta:image-count="0" meta:object-count="0" meta:page-count="1" meta:paragraph-count="8" meta:word-count="75" meta:character-count="409" meta:non-whitespace-character-count="340"/>
  </office:meta>
</office:document-meta>
</file>